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7327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0.8937in"/>
    </style:style>
    <style:style style:name="co5" style:family="table-column">
      <style:table-column-properties fo:break-before="auto" style:column-width="1.2945in"/>
    </style:style>
    <style:style style:name="co6" style:family="table-column">
      <style:table-column-properties fo:break-before="auto" style:column-width="1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d7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4"/>
        <table:table-column table:style-name="co7" table:number-columns-repeated="1015" table:default-cell-style-name="Default"/>
        <table:table-row table:style-name="ro1">
          <table:table-cell table:style-name="ce4" office:value-type="string" calcext:value-type="string">
            <text:p>Cliente</text:p>
          </table:table-cell>
          <table:table-cell table:style-name="ce7" office:value-type="string" calcext:value-type="string">
            <text:p>Ilhabela/SP</text:p>
          </table:table-cell>
          <table:table-cell table:style-name="ce7" office:value-type="string" calcext:value-type="string">
            <text:p>Florianopolis/SC</text:p>
          </table:table-cell>
          <table:table-cell table:style-name="ce7" office:value-type="string" calcext:value-type="string">
            <text:p>Marau/BA</text:p>
          </table:table-cell>
          <table:table-cell table:style-name="ce7" office:value-type="string" calcext:value-type="string">
            <text:p>Ilha Grande/RJ</text:p>
          </table:table-cell>
          <table:table-cell table:style-name="ce7" office:value-type="string" calcext:value-type="string">
            <text:p>Ilha de Boipeba/BA</text:p>
          </table:table-cell>
          <table:table-cell table:style-name="ce13" table:number-columns-repeated="3"/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Jul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RANDBETWEEN(1;5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oa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vely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is</text:p>
          </table:table-cell>
          <table:table-cell table:style-name="ce12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hais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ura</text:p>
          </table:table-cell>
          <table:table-cell table:style-name="ce1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6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bio</text:p>
          </table:table-cell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Antoni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12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2:Sheet1.B2 Sheet1.A2:Sheet1.A2 Sheet1.C2:Sheet1.C2 Sheet1.B3:Sheet1.B3 Sheet1.A3:Sheet1.A3 Sheet1.C3:Sheet1.C3 Sheet1.B4:Sheet1.B4 Sheet1.A4:Sheet1.A4 Sheet1.C4:Sheet1.C4 Sheet1.B5:Sheet1.B5 Sheet1.A5:Sheet1.A5 Sheet1.C5:Sheet1.C5 Sheet1.B6:Sheet1.B6 Sheet1.A6:Sheet1.A6 Sheet1.C6:Sheet1.C6 Sheet1.B7:Sheet1.B7 Sheet1.A7:Sheet1.A7 Sheet1.C7:Sheet1.C7 Sheet1.B8:Sheet1.B8 Sheet1.A8:Sheet1.A8 Sheet1.C8:Sheet1.C8 Sheet1.B9:Sheet1.B9 Sheet1.A9:Sheet1.A9 Sheet1.C9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ThaisJoao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3:Sheet1.B3 Sheet1.A3:Sheet1.A3 Sheet1.C3:Sheet1.C3 Sheet1.B6:Sheet1.B6 Sheet1.A6:Sheet1.A6 Sheet1.C6:Sheet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ThaisJulia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2:Sheet1.B2 Sheet1.A2:Sheet1.A2 Sheet1.C2:Sheet1.C2 Sheet1.B6:Sheet1.B6 Sheet1.A6:Sheet1.A6 Sheet1.C6:Sheet1.C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Cantarell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23:43:01.258961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8T23:43:51.440026632</dc:date>
    <meta:editing-duration>PT1H38M39S</meta:editing-duration>
    <meta:editing-cycles>15</meta:editing-cycles>
    <meta:generator>LibreOffice/6.4.4.2$Linux_X86_64 LibreOffice_project/40$Build-2</meta:generator>
    <meta:document-statistic meta:table-count="4" meta:cell-count="4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5.866cm" svg:y="1.223cm" chart:style-name="ch3">
          <text:p>Ilhabela vs Florianópolis</text:p>
        </chart:subtitle>
        <chart:legend chart:legend-position="end" svg:x="14.081cm" svg:y="2.67cm" style:legend-expansion="high" chart:style-name="ch4"/>
        <chart:plot-area chart:style-name="ch5" table:cell-range-address="Sheet1.A2:Sheet1.C2 Sheet1.A3:Sheet1.A9 Sheet1.C3:Sheet1.C9" chart:data-source-has-labels="column" svg:x="1.279cm" svg:y="2.032cm" svg:width="12.482cm" svg:height="5.859cm">
          <chartooo:coordinate-region svg:x="1.715cm" svg:y="2.205cm" svg:width="11.807cm" svg:height="5.092cm"/>
          <chart:axis chart:dimension="x" chart:name="primary-x" chart:style-name="ch6">
            <chart:title svg:x="6.629cm" svg:y="8.071cm" chart:style-name="ch7">
              <text:p>Ilhabela/SP</text:p>
            </chart:title>
          </chart:axis>
          <chart:axis chart:dimension="y" chart:name="primary-y" chart:style-name="ch6">
            <chart:title svg:x="0.451cm" svg:y="6.222cm" chart:style-name="ch8">
              <text:p>Florianópolis/SC</text:p>
            </chart:title>
            <chart:grid chart:style-name="ch9" chart:class="major"/>
          </chart:axis>
          <chart:series chart:style-name="ch10" chart:values-cell-range-address="Sheet1.C2:Sheet1.C2" chart:label-cell-address="Sheet1.A2:Sheet1.A2" chart:class="chart:scatter">
            <chart:domain table:cell-range-address="Sheet1.B2:Sheet1.B2"/>
            <chart:data-point/>
          </chart:series>
          <chart:series chart:style-name="ch11" chart:values-cell-range-address="Sheet1.C3:Sheet1.C3" chart:label-cell-address="Sheet1.A3:Sheet1.A3" chart:class="chart:scatter">
            <chart:domain table:cell-range-address="Sheet1.B3:Sheet1.B3"/>
            <chart:data-point/>
          </chart:series>
          <chart:series chart:style-name="ch12" chart:values-cell-range-address="Sheet1.C4:Sheet1.C4" chart:label-cell-address="Sheet1.A4:Sheet1.A4" chart:class="chart:scatter">
            <chart:domain table:cell-range-address="Sheet1.B4:Sheet1.B4"/>
            <chart:data-point/>
          </chart:series>
          <chart:series chart:style-name="ch13" chart:values-cell-range-address="Sheet1.C5:Sheet1.C5" chart:label-cell-address="Sheet1.A5:Sheet1.A5" chart:class="chart:scatter">
            <chart:domain table:cell-range-address="Sheet1.B5:Sheet1.B5"/>
            <chart:data-point/>
          </chart:series>
          <chart:series chart:style-name="ch14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series chart:style-name="ch15" chart:values-cell-range-address="Sheet1.C7:Sheet1.C7" chart:label-cell-address="Sheet1.A7:Sheet1.A7" chart:class="chart:scatter">
            <chart:domain table:cell-range-address="Sheet1.B7:Sheet1.B7"/>
            <chart:data-point/>
          </chart:series>
          <chart:series chart:style-name="ch16" chart:values-cell-range-address="Sheet1.C8:Sheet1.C8" chart:label-cell-address="Sheet1.A8:Sheet1.A8" chart:class="chart:scatter">
            <chart:domain table:cell-range-address="Sheet1.B8:Sheet1.B8"/>
            <chart:data-point/>
          </chart:series>
          <chart:series chart:style-name="ch17" chart:values-cell-range-address="Sheet1.C9:Sheet1.C9" chart:label-cell-address="Sheet1.A9:Sheet1.A9" chart:class="chart:scatter">
            <chart:domain table:cell-range-address="Sheet1.B9:Sheet1.B9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Julia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C2:Sheet1.C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Joao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C3:Sheet1.C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Evely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C4:Sheet1.C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>Luis</text:p>
                <draw:g>
                  <svg:desc>Sheet1.A5:Sheet1.A5</svg:desc>
                </draw:g>
              </table:table-cell>
              <table:table-cell office:value-type="float" office:value="1">
                <text:p>1</text:p>
                <draw:g>
                  <svg:desc>Sheet1.C5:Sheet1.C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7:Sheet1.B7</svg:desc>
                </draw:g>
              </table:table-cell>
            </table:table-row>
            <table:table-row>
              <table:table-cell office:value-type="string">
                <text:p>Laura</text:p>
                <draw:g>
                  <svg:desc>Sheet1.A7:Sheet1.A7</svg:desc>
                </draw:g>
              </table:table-cell>
              <table:table-cell office:value-type="float" office:value="3">
                <text:p>3</text:p>
                <draw:g>
                  <svg:desc>Sheet1.C7:Sheet1.C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8:Sheet1.B8</svg:desc>
                </draw:g>
              </table:table-cell>
            </table:table-row>
            <table:table-row>
              <table:table-cell office:value-type="string">
                <text:p>Fabio</text:p>
                <draw:g>
                  <svg:desc>Sheet1.A8:Sheet1.A8</svg:desc>
                </draw:g>
              </table:table-cell>
              <table:table-cell office:value-type="float" office:value="NaN">
                <text:p>NaN</text:p>
                <draw:g>
                  <svg:desc>Sheet1.C8:Sheet1.C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heet1.B9:Sheet1.B9</svg:desc>
                </draw:g>
              </table:table-cell>
            </table:table-row>
            <table:table-row>
              <table:table-cell office:value-type="string">
                <text:p>Antonio</text:p>
                <draw:g>
                  <svg:desc>Sheet1.A9:Sheet1.A9</svg:desc>
                </draw:g>
              </table:table-cell>
              <table:table-cell office:value-type="float" office:value="3">
                <text:p>3</text:p>
                <draw:g>
                  <svg:desc>Sheet1.C9:Sheet1.C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6.805cm" svg:y="1.223cm" chart:style-name="ch3">
          <text:p>Thaís e João</text:p>
        </chart:subtitle>
        <chart:legend chart:legend-position="end" svg:x="14.398cm" svg:y="4.005cm" style:legend-expansion="high" chart:style-name="ch4"/>
        <chart:plot-area chart:style-name="ch5" table:cell-range-address="Sheet1.A3:Sheet1.C3 Sheet1.A6:Sheet1.A6 Sheet1.C6:Sheet1.C6" chart:data-source-has-labels="column" svg:x="1.279cm" svg:y="2.032cm" svg:width="12.799cm" svg:height="5.859cm">
          <chartooo:coordinate-region svg:x="2.006cm" svg:y="2.205cm" svg:width="11.978cm" svg:height="5.092cm"/>
          <chart:axis chart:dimension="x" chart:name="primary-x" chart:style-name="ch6">
            <chart:title svg:x="6.787cm" svg:y="8.071cm" chart:style-name="ch7">
              <text:p>Ilhabela/SP</text:p>
            </chart:title>
          </chart:axis>
          <chart:axis chart:dimension="y" chart:name="primary-y" chart:style-name="ch6">
            <chart:title svg:x="0.451cm" svg:y="6.222cm" chart:style-name="ch8">
              <text:p>Florianópolis/SC</text:p>
            </chart:title>
            <chart:grid chart:style-name="ch9" chart:class="major"/>
          </chart:axis>
          <chart:series chart:style-name="ch10" chart:values-cell-range-address="Sheet1.C3:Sheet1.C3" chart:label-cell-address="Sheet1.A3:Sheet1.A3" chart:class="chart:scatter">
            <chart:domain table:cell-range-address="Sheet1.B3:Sheet1.B3"/>
            <chart:data-point/>
          </chart:series>
          <chart:series chart:style-name="ch11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Joao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C3:Sheet1.C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7.268cm" svg:y="1.223cm" chart:style-name="ch3">
          <text:p>Ilhabela</text:p>
        </chart:subtitle>
        <chart:legend chart:legend-position="end" svg:x="14.398cm" svg:y="4.005cm" style:legend-expansion="high" chart:style-name="ch4"/>
        <chart:plot-area chart:style-name="ch5" table:cell-range-address="Sheet1.A2:Sheet1.C2 Sheet1.A6:Sheet1.A6 Sheet1.C6:Sheet1.C6" chart:data-source-has-labels="column" svg:x="1.279cm" svg:y="2.032cm" svg:width="12.799cm" svg:height="5.859cm">
          <chartooo:coordinate-region svg:x="1.715cm" svg:y="2.205cm" svg:width="12.123cm" svg:height="5.092cm"/>
          <chart:axis chart:dimension="x" chart:name="primary-x" chart:style-name="ch6">
            <chart:title svg:x="6.787cm" svg:y="8.071cm" chart:style-name="ch7">
              <text:p>Ilhabela/SP</text:p>
            </chart:title>
          </chart:axis>
          <chart:axis chart:dimension="y" chart:name="primary-y" chart:style-name="ch6">
            <chart:title svg:x="0.451cm" svg:y="6.222cm" chart:style-name="ch8">
              <text:p>Florianópolis/SC</text:p>
            </chart:title>
            <chart:grid chart:style-name="ch9" chart:class="major"/>
          </chart:axis>
          <chart:series chart:style-name="ch10" chart:values-cell-range-address="Sheet1.C2:Sheet1.C2" chart:label-cell-address="Sheet1.A2:Sheet1.A2" chart:class="chart:scatter">
            <chart:domain table:cell-range-address="Sheet1.B2:Sheet1.B2"/>
            <chart:data-point/>
          </chart:series>
          <chart:series chart:style-name="ch11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Julia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C2:Sheet1.C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